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1.5833in"/>
    </style:style>
    <style:style style:name="Table1.C" style:family="table-column">
      <style:table-column-properties style:column-width="1.0625in"/>
    </style:style>
    <style:style style:name="Table1.E" style:family="table-column">
      <style:table-column-properties style:column-width="0.9896in"/>
    </style:style>
    <style:style style:name="Table1.F" style:family="table-column">
      <style:table-column-properties style:column-width="1in"/>
    </style:style>
    <style:style style:name="Table1.A1" style:family="table-cell">
      <style:table-cell-properties style:vertical-align="middle" fo:padding="0.0194in" fo:border="0.05pt solid #000000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ad682"/>
    </style:style>
    <style:style style:name="P6" style:family="paragraph" style:parent-style-name="Table_20_Contents">
      <style:text-properties officeooo:paragraph-rsid="001d276a"/>
    </style:style>
    <style:style style:name="P7" style:family="paragraph" style:parent-style-name="Text_20_body">
      <style:text-properties officeooo:paragraph-rsid="001b3444"/>
    </style:style>
    <style:style style:name="P8" style:family="paragraph" style:parent-style-name="Text_20_body">
      <style:text-properties officeooo:paragraph-rsid="001b344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0e180" style:font-size-asian="12pt" style:font-size-complex="12pt"/>
    </style:style>
    <style:style style:name="T7" style:family="text">
      <style:text-properties fo:font-size="12pt" officeooo:rsid="0014e099" style:font-size-asian="12pt" style:font-size-complex="12pt"/>
    </style:style>
    <style:style style:name="T8" style:family="text">
      <style:text-properties fo:font-size="12pt" officeooo:rsid="001aacbe" style:font-size-asian="12pt" style:font-size-complex="12pt"/>
    </style:style>
    <style:style style:name="T9" style:family="text">
      <style:text-properties fo:font-size="12pt" officeooo:rsid="001b37eb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officeooo:rsid="001d276a"/>
    </style:style>
    <style:style style:name="T12" style:family="text">
      <style:text-properties officeooo:rsid="001df156"/>
    </style:style>
    <style:style style:name="T1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5"><text:span text:style-name="Strong_20_Emphasis"><text:span text:style-name="T4">HW_0</text:span></text:span><text:span text:style-name="Strong_20_Emphasis"><text:span text:style-name="T8">6</text:span></text:span><text:span text:style-name="Strong_20_Emphasis"><text:span text:style-name="T6">.</text:span></text:span><text:span text:style-name="Strong_20_Emphasis"><text:span text:style-name="T7">1</text:span></text:span><text:span text:style-name="Strong_20_Emphasis"><text:span text:style-name="T4"> <text:s/></text:span></text:span><text:span text:style-name="Strong_20_Emphasis"><text:span text:style-name="T9">Evaluation of Translation, Qs, Vocab Rubric </text:span></text:span><text:span text:style-name="Strong_20_Emphasis"><text:span text:style-name="T4"><text:s/>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67684871">
              <table:table table:name="Table1" table:style-name="Table1">
                <table:table-column table:style-name="Table1.A"/>
                <table:table-column table:style-name="Table1.B"/>
                <table:table-column table:style-name="Table1.C" table:number-columns-repeated="2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5 - Excellent</text:p>
                    </table:table-cell>
                    <table:table-cell table:style-name="Table1.A1" office:value-type="string">
                      <text:p text:style-name="Table_20_Heading">4 - Proficient</text:p>
                    </table:table-cell>
                    <table:table-cell table:style-name="Table1.A1" office:value-type="string">
                      <text:p text:style-name="Table_20_Heading">3 - Satisfactory</text:p>
                    </table:table-cell>
                    <table:table-cell table:style-name="Table1.A1" office:value-type="string">
                      <text:p text:style-name="Table_20_Heading">2 - Developing</text:p>
                    </table:table-cell>
                    <table:table-cell table:style-name="Table1.A1" office:value-type="string">
                      <text:p text:style-name="Table_20_Heading">1 - Needs Significant Improvement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<text:span text:style-name="Strong_20_Emphasis">Translation Accuracy (Tasks 1-3)</text:span></text:p>
                  </table:table-cell>
                  <table:table-cell table:style-name="Table1.A1" office:value-type="string">
                    <text:p text:style-name="Table_20_Contents">Perfect translation maintaining technical terminology; 100% semantic and technical equivalence</text:p>
                  </table:table-cell>
                  <table:table-cell table:style-name="Table1.A1" office:value-type="string">
                    <text:p text:style-name="Table_20_Contents">Minor translation inconsistencies; 90-95% technical accuracy</text:p>
                  </table:table-cell>
                  <table:table-cell table:style-name="Table1.A1" office:value-type="string">
                    <text:p text:style-name="Table_20_Contents">Moderate translation errors; 75-89% technical accuracy</text:p>
                  </table:table-cell>
                  <table:table-cell table:style-name="Table1.A1" office:value-type="string">
                    <text:p text:style-name="Table_20_Contents">Significant translation errors; 60-74% technical accuracy</text:p>
                  </table:table-cell>
                  <table:table-cell table:style-name="Table1.A1" office:value-type="string">
                    <text:p text:style-name="Table_20_Contents">Severe translation errors; &lt;60% technical accuracy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SOP Comprehension Questions (Task 4)</text:span></text:p>
                  </table:table-cell>
                  <table:table-cell table:style-name="Table1.A1" office:value-type="string">
                    <text:p text:style-name="Table_20_Contents">Comprehensive, nuanced answers demonstrating deep understanding of all 9 questions; scholarly level analysis</text:p>
                  </table:table-cell>
                  <table:table-cell table:style-name="Table1.A1" office:value-type="string">
                    <text:p text:style-name="Table_20_Contents">Detailed answers covering 7-8 questions with strong technical insight</text:p>
                  </table:table-cell>
                  <table:table-cell table:style-name="Table1.A1" office:value-type="string">
                    <text:p text:style-name="Table_20_Contents">Satisfactory answers addressing 5-6 questions with basic understanding</text:p>
                  </table:table-cell>
                  <table:table-cell table:style-name="Table1.A1" office:value-type="string">
                    <text:p text:style-name="Table_20_Contents">Partial answers covering 3-4 questions with limited depth</text:p>
                  </table:table-cell>
                  <table:table-cell table:style-name="Table1.A1" office:value-type="string">
                    <text:p text:style-name="Table_20_Contents">Minimal or incorrect responses to &lt;3 questions</text:p>
                  </table:table-cell>
                </table:table-row>
                <table:table-row>
                  <table:table-cell table:style-name="Table1.A4" office:value-type="string">
                    <text:p text:style-name="Table_20_Contents"><text:span text:style-name="Strong_20_Emphasis">Terminology Dictionary (Task 5)</text:span></text:p>
                  </table:table-cell>
                  <table:table-cell table:style-name="Table1.A4" office:value-type="string">
                    <text:p text:style-name="Table_20_Contents">Complete dictionary with all 50 technical terms; perfect bilingual definitions; extensive contextual explanations</text:p>
                  </table:table-cell>
                  <table:table-cell table:style-name="Table1.A4" office:value-type="string">
                    <text:p text:style-name="Table_20_Contents">45-49 terms accurately defined; comprehensive bilingual context</text:p>
                  </table:table-cell>
                  <table:table-cell table:style-name="Table1.A4" office:value-type="string">
                    <text:p text:style-name="Table_20_Contents">35-44 terms defined; moderate bilingual context</text:p>
                  </table:table-cell>
                  <table:table-cell table:style-name="Table1.A4" office:value-type="string">
                    <text:p text:style-name="Table_20_Contents">25-34 terms defined; limited bilingual context</text:p>
                  </table:table-cell>
                  <table:table-cell table:style-name="Table1.A4" office:value-type="string">
                    <text:p text:style-name="Table_20_Contents">&lt;25 terms defined; minimal or incorrect context</text:p>
                  </table:table-cell>
                </table:table-row>
                <table:table-row>
                  <table:table-cell table:style-name="Table1.A1" office:value-type="string">
                    <text:p text:style-name="P6"><text:span text:style-name="Strong_20_Emphasis"><text:span text:style-name="T12">Writing Quality and</text:span></text:span><text:span text:style-name="Strong_20_Emphasis"> Formatting</text:span></text:p>
                  </table:table-cell>
                  <table:table-cell table:style-name="Table1.A1" office:value-type="string">
                    <text:p text:style-name="Table_20_Contents">Perfectly formatted; error-free; professional presentation</text:p>
                  </table:table-cell>
                  <table:table-cell table:style-name="Table1.A1" office:value-type="string">
                    <text:p text:style-name="Table_20_Contents">Minor formatting issues; overall professional</text:p>
                  </table:table-cell>
                  <table:table-cell table:style-name="Table1.A1" office:value-type="string">
                    <text:p text:style-name="Table_20_Contents">Moderate formatting inconsistencies</text:p>
                  </table:table-cell>
                  <table:table-cell table:style-name="Table1.A1" office:value-type="string">
                    <text:p text:style-name="Table_20_Contents">Significant formatting problems</text:p>
                  </table:table-cell>
                  <table:table-cell table:style-name="Table1.A1" office:value-type="string">
                    <text:p text:style-name="Table_20_Contents">Unprofessional, chaotic document presentation</text:p>
                  </table:table-cell>
                </table:table-row>
              </table:table>
            </text:section>
          </text:section>
        </text:section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pan text:style-name="Strong_20_Emphasis"/></text:p>
        <text:p text:style-name="P7"><text:soft-page-break/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Standard">HW_06.1<text:tab/>[Due: 11 Mar 2025]</text:p>
        <text:p text:style-name="Standard">Perform the tasks listed below. The standard format applies with tasks listed as major headings.</text:p>
        <text:p text:style-name="Standard">--- Task 1 Translate "EXCERPTS_P1_EPA_Guidance-for-SOPs.txt" into Spanish</text:p>
        <text:p text:style-name="Standard">--- Task 2 Translate "EXCERPTS_P2_EPA_Guidance-for-SOPs.txt" into Spanish</text:p>
        <text:p text:style-name="Standard">--- Task 3 Translate "EXCERPTS_P3_EPA_Guidance-for-SOPs.txt" into Spanish.</text:p>
        <text:p text:style-name="Standard">--- Task 4 Answer and/or summarize the following:</text:p>
        <text:p text:style-name="Standard"><text:tab/>1. Define a Standard Operating Procedure (SOP).</text:p>
        <text:p text:style-name="Standard"><text:tab/>2. Why are SOPs written? What is their purpose?</text:p>
        <text:p text:style-name="Standard"><text:tab/>3. What are the organizational benefits from using SOPs?</text:p>
        <text:p text:style-name="Standard"><text:tab/>4. Who should write SOPs?</text:p>
        <text:p text:style-name="Standard"><text:tab/>5. What should be the technical level of an SOP? Why?</text:p>
        <text:p text:style-name="Standard"><text:tab/>6. Who should review and approve SOPs?</text:p>
        <text:p text:style-name="Standard"><text:tab/>7. How often should SOPs be revised?</text:p>
        <text:p text:style-name="Standard"><text:tab/>8. What is document control?</text:p>
        <text:p text:style-name="Standard"><text:tab/>9. How should SOPs be archived?</text:p>
        <text:p text:style-name="Standard">--- Task 5</text:p>
        <text:p text:style-name="Standard"><text:s/>Terms and definitions should be in both English and Spanish. <text:s/></text:p>
        <text:p text:style-name="Standard">Terms</text:p>
        <text:p text:style-name="Standard"><text:tab/>analytical method</text:p>
        <text:p text:style-name="Standard"><text:tab/>archival</text:p>
        <text:p text:style-name="Standard"><text:tab/>audits</text:p>
        <text:p text:style-name="Standard"><text:tab/>bioassessment</text:p>
        <text:p text:style-name="Standard"><text:tab/>calibration</text:p>
        <text:p text:style-name="Standard"><text:tab/>certification</text:p>
        <text:p text:style-name="Standard"><text:tab/>checklists</text:p>
        <text:p text:style-name="Standard"><text:tab/>comparability</text:p>
        <text:p text:style-name="Standard"><text:tab/>compliance</text:p>
        <text:p text:style-name="Standard"><text:tab/>conformance</text:p>
        <text:p text:style-name="Standard"><text:tab/>consistency</text:p>
        <text:p text:style-name="Standard"><text:tab/>corrective action</text:p>
        <text:p text:style-name="Standard"><text:tab/>criteria</text:p>
        <text:p text:style-name="Standard"><text:tab/>credibility</text:p>
        <text:p text:style-name="Standard"><text:tab/>cumbersome</text:p>
        <text:p text:style-name="Standard"><text:tab/>degradation</text:p>
        <text:p text:style-name="Standard"><text:tab/>deliverable</text:p>
        <text:p text:style-name="Standard"><text:tab/>document status</text:p>
        <text:p text:style-name="Standard"><text:tab/>document tracking</text:p>
        <text:p text:style-name="Standard"><text:tab/>documentation</text:p>
        <text:p text:style-name="Standard"><text:tab/>electronic submission</text:p>
        <text:p text:style-name="Standard"><text:tab/>extraction</text:p>
        <text:p text:style-name="Standard"><text:tab/>functional programmatic procedure</text:p>
        <text:p text:style-name="Standard"><text:tab/>implementation</text:p>
        <text:p text:style-name="Standard"><text:tab/>immunoassay</text:p>
        <text:p text:style-name="Standard"><text:tab/>integrity</text:p>
        <text:p text:style-name="Standard"><text:tab/>invalidation of results</text:p>
        <text:p text:style-name="Standard"><text:soft-page-break/><text:tab/>legal defensibility</text:p>
        <text:p text:style-name="Standard"><text:tab/>oversight</text:p>
        <text:p text:style-name="Standard"><text:tab/>pertinent</text:p>
        <text:p text:style-name="Standard"><text:tab/>procedure</text:p>
        <text:p text:style-name="Standard"><text:tab/>programmatic</text:p>
        <text:p text:style-name="Standard"><text:tab/>protocol</text:p>
        <text:p text:style-name="Standard"><text:tab/>qualifications</text:p>
        <text:p text:style-name="Standard"><text:tab/>Quality Assurance (QA)</text:p>
        <text:p text:style-name="Standard"><text:tab/>Quality Control (QC)</text:p>
        <text:p text:style-name="Standard"><text:tab/>QC limits</text:p>
        <text:p text:style-name="Standard"><text:tab/>Quality Management Plan (QMP)</text:p>
        <text:p text:style-name="Standard"><text:tab/>rationale</text:p>
        <text:p text:style-name="Standard"><text:tab/>reconstructing</text:p>
        <text:p text:style-name="Standard"><text:tab/>regulatory</text:p>
        <text:p text:style-name="Standard"><text:tab/>repetitive</text:p>
        <text:p text:style-name="Standard"><text:tab/>replicates</text:p>
        <text:p text:style-name="Standard"><text:tab/>retrieval</text:p>
        <text:p text:style-name="Standard"><text:tab/>rinsate</text:p>
        <text:p text:style-name="Standard"><text:tab/>risk assessment</text:p>
        <text:p text:style-name="Standard"><text:tab/>specimen</text:p>
        <text:p text:style-name="Standard"><text:tab/>spikes</text:p>
        <text:p text:style-name="Standard"><text:tab/>stakeholder “buy-in”</text:p>
        <text:p text:style-name="Standard"><text:tab/>Standard Operating Procedure (SOP)</text:p>
        <text:p text:style-name="Standard"><text:tab/>Total Quality Management (TQM)</text:p>
        <text:p text:style-name="Standard"><text:tab/>troubleshooting</text:p>
        <text:p text:style-name="Standard"><text:tab/>validation</text:p>
        <text:p text:style-name="Standard"><text:tab/>variability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9T13:53:02.204849722</dc:date>
    <meta:editing-duration>PT1H27M36S</meta:editing-duration>
    <meta:editing-cycles>24</meta:editing-cycles>
    <meta:generator>LibreOffice/7.3.7.2$Linux_X86_64 LibreOffice_project/30$Build-2</meta:generator>
    <meta:document-statistic meta:table-count="1" meta:image-count="1" meta:object-count="0" meta:page-count="3" meta:paragraph-count="111" meta:word-count="424" meta:character-count="3369" meta:non-whitespace-character-count="2973"/>
  </office:meta>
</office:document-meta>
</file>